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d6e" officeooo:paragraph-rsid="0011ed6e"/>
    </style:style>
    <style:style style:name="P2" style:family="paragraph" style:parent-style-name="Standard">
      <style:text-properties officeooo:rsid="0011ed6e" officeooo:paragraph-rsid="0012a465"/>
    </style:style>
    <style:style style:name="P3" style:family="paragraph" style:parent-style-name="Standard">
      <style:text-properties officeooo:rsid="0012a465" officeooo:paragraph-rsid="0011ed6e"/>
    </style:style>
    <style:style style:name="P4" style:family="paragraph" style:parent-style-name="Standard">
      <style:text-properties officeooo:rsid="00158432" officeooo:paragraph-rsid="00158432"/>
    </style:style>
    <style:style style:name="P5" style:family="paragraph" style:parent-style-name="Standard">
      <style:text-properties officeooo:rsid="00158432" officeooo:paragraph-rsid="00195a43"/>
    </style:style>
    <style:style style:name="P6" style:family="paragraph" style:parent-style-name="Standard">
      <style:text-properties officeooo:rsid="00158432" officeooo:paragraph-rsid="001b38d5"/>
    </style:style>
    <style:style style:name="P7" style:family="paragraph" style:parent-style-name="Standard">
      <style:text-properties officeooo:rsid="00158432" officeooo:paragraph-rsid="001d5a80"/>
    </style:style>
    <style:style style:name="P8" style:family="paragraph" style:parent-style-name="Standard">
      <style:text-properties officeooo:rsid="00164a6c" officeooo:paragraph-rsid="00164a6c"/>
    </style:style>
    <style:style style:name="P9" style:family="paragraph" style:parent-style-name="Standard">
      <style:text-properties officeooo:rsid="00164a6c" officeooo:paragraph-rsid="001d5a80"/>
    </style:style>
    <style:style style:name="P10" style:family="paragraph" style:parent-style-name="Standard">
      <style:text-properties officeooo:rsid="0017c666" officeooo:paragraph-rsid="0017c666"/>
    </style:style>
    <style:style style:name="P11" style:family="paragraph" style:parent-style-name="Standard">
      <style:text-properties officeooo:rsid="0017e72b" officeooo:paragraph-rsid="0017e72b"/>
    </style:style>
    <style:style style:name="P12" style:family="paragraph" style:parent-style-name="Standard">
      <style:text-properties officeooo:rsid="0017e72b" officeooo:paragraph-rsid="00195a43"/>
    </style:style>
    <style:style style:name="P13" style:family="paragraph" style:parent-style-name="Standard">
      <style:text-properties officeooo:rsid="00195a43" officeooo:paragraph-rsid="00195a43"/>
    </style:style>
    <style:style style:name="P14" style:family="paragraph" style:parent-style-name="Standard">
      <style:text-properties officeooo:rsid="001b37a6" officeooo:paragraph-rsid="001b37a6"/>
    </style:style>
    <style:style style:name="P15" style:family="paragraph" style:parent-style-name="Standard">
      <style:paragraph-properties fo:text-align="center" style:justify-single-word="false"/>
      <style:text-properties officeooo:rsid="001b37a6" officeooo:paragraph-rsid="001b37a6"/>
    </style:style>
    <style:style style:name="P16" style:family="paragraph" style:parent-style-name="Standard">
      <style:text-properties officeooo:rsid="000db842" officeooo:paragraph-rsid="0011ed6e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b37a6" officeooo:paragraph-rsid="001b37a6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officeooo:rsid="0011ed6e" officeooo:paragraph-rsid="0011ed6e"/>
    </style:style>
    <style:style style:name="P19" style:family="paragraph" style:parent-style-name="Standard">
      <style:text-properties style:text-underline-style="solid" style:text-underline-width="auto" style:text-underline-color="font-color" officeooo:rsid="0012a465" officeooo:paragraph-rsid="0012a465"/>
    </style:style>
    <style:style style:name="P20" style:family="paragraph" style:parent-style-name="Standard">
      <style:text-properties style:text-underline-style="solid" style:text-underline-width="auto" style:text-underline-color="font-color" officeooo:rsid="00158432" officeooo:paragraph-rsid="00158432"/>
    </style:style>
    <style:style style:name="P21" style:family="paragraph" style:parent-style-name="Standard">
      <style:text-properties style:text-underline-style="solid" style:text-underline-width="auto" style:text-underline-color="font-color" officeooo:rsid="00164a6c" officeooo:paragraph-rsid="00164a6c"/>
    </style:style>
    <style:style style:name="P22" style:family="paragraph" style:parent-style-name="Standard">
      <style:text-properties fo:font-style="italic" officeooo:rsid="00158432" officeooo:paragraph-rsid="00158432" style:font-style-asian="italic" style:font-style-complex="italic"/>
    </style:style>
    <style:style style:name="P23" style:family="paragraph" style:parent-style-name="Standard">
      <style:text-properties fo:font-style="italic" officeooo:rsid="00164a6c" officeooo:paragraph-rsid="00164a6c" style:font-style-asian="italic" style:font-style-complex="italic"/>
    </style:style>
    <style:style style:name="P24" style:family="paragraph" style:parent-style-name="Standard">
      <style:text-properties fo:font-style="italic" officeooo:rsid="0017e72b" officeooo:paragraph-rsid="0017e72b" style:font-style-asian="italic" style:font-style-complex="italic"/>
    </style:style>
    <style:style style:name="P25" style:family="paragraph" style:parent-style-name="Standard">
      <style:text-properties fo:font-style="italic" style:text-underline-style="none" officeooo:rsid="001c6d64" officeooo:paragraph-rsid="001c6d64" style:font-style-asian="italic" style:font-style-complex="italic"/>
    </style:style>
    <style:style style:name="P26" style:family="paragraph" style:parent-style-name="Standard">
      <style:text-properties style:text-underline-style="none" officeooo:rsid="00158432" officeooo:paragraph-rsid="00158432"/>
    </style:style>
    <style:style style:name="P27" style:family="paragraph" style:parent-style-name="Standard" style:list-style-name="L1">
      <style:text-properties officeooo:rsid="001d5a80" officeooo:paragraph-rsid="001d5a80"/>
    </style:style>
    <style:style style:name="P28" style:family="paragraph" style:parent-style-name="Standard" style:list-style-name="L2">
      <style:text-properties officeooo:rsid="001d5a80" officeooo:paragraph-rsid="001d5a80"/>
    </style:style>
    <style:style style:name="P29" style:family="paragraph" style:parent-style-name="Standard">
      <style:text-properties fo:font-style="italic" officeooo:rsid="00164a6c" officeooo:paragraph-rsid="001f0fdc" style:font-style-asian="italic" style:font-style-complex="italic"/>
    </style:style>
    <style:style style:name="P30" style:family="paragraph" style:parent-style-name="Standard">
      <style:text-properties fo:font-style="italic" officeooo:rsid="0017c666" officeooo:paragraph-rsid="001f0fdc" style:font-style-asian="italic" style:font-style-complex="italic"/>
    </style:style>
    <style:style style:name="P31" style:family="paragraph" style:parent-style-name="Standard">
      <style:text-properties fo:font-style="italic" officeooo:rsid="0017e72b" officeooo:paragraph-rsid="001f0fdc" style:font-style-asian="italic" style:font-style-complex="italic"/>
    </style:style>
    <style:style style:name="P32" style:family="paragraph" style:parent-style-name="Standard">
      <style:text-properties officeooo:rsid="00164a6c" officeooo:paragraph-rsid="001f0fdc"/>
    </style:style>
    <style:style style:name="P33" style:family="paragraph" style:parent-style-name="Standard">
      <style:text-properties officeooo:rsid="0017e72b" officeooo:paragraph-rsid="0017e72b"/>
    </style:style>
    <style:style style:name="P34" style:family="paragraph" style:parent-style-name="Standard">
      <style:text-properties officeooo:rsid="0017e72b" officeooo:paragraph-rsid="001f0fdc"/>
    </style:style>
    <style:style style:name="P35" style:family="paragraph" style:parent-style-name="Standard">
      <style:text-properties style:text-underline-style="none" officeooo:rsid="001c6d64" officeooo:paragraph-rsid="001f0fdc"/>
    </style:style>
    <style:style style:name="P36" style:family="paragraph" style:parent-style-name="Standard">
      <style:text-properties style:text-underline-style="none" officeooo:rsid="00158432" officeooo:paragraph-rsid="001f0fdc"/>
    </style:style>
    <style:style style:name="P37" style:family="paragraph" style:parent-style-name="Standard">
      <style:text-properties officeooo:rsid="00158432" officeooo:paragraph-rsid="001dca97"/>
    </style:style>
    <style:style style:name="P38" style:family="paragraph" style:parent-style-name="Standard">
      <style:text-properties officeooo:rsid="00195a43" officeooo:paragraph-rsid="00195a43"/>
    </style:style>
    <style:style style:name="P39" style:family="paragraph" style:parent-style-name="Standard">
      <style:text-properties officeooo:rsid="00195a43" officeooo:paragraph-rsid="001f0fdc"/>
    </style:style>
    <style:style style:name="P40" style:family="paragraph" style:parent-style-name="Standard">
      <style:text-properties fo:font-style="normal" officeooo:rsid="001f0fdc" officeooo:paragraph-rsid="001f0fdc" style:font-style-asian="normal" style:font-style-complex="normal"/>
    </style:style>
    <style:style style:name="T1" style:family="text">
      <style:text-properties officeooo:rsid="0012a465"/>
    </style:style>
    <style:style style:name="T2" style:family="text">
      <style:text-properties officeooo:rsid="00164a6c"/>
    </style:style>
    <style:style style:name="T3" style:family="text">
      <style:text-properties officeooo:rsid="0011ed6e"/>
    </style:style>
    <style:style style:name="T4" style:family="text">
      <style:text-properties officeooo:rsid="0017c666"/>
    </style:style>
    <style:style style:name="T5" style:family="text">
      <style:text-properties officeooo:rsid="00195a43"/>
    </style:style>
    <style:style style:name="T6" style:family="text">
      <style:text-properties officeooo:rsid="001b37a6"/>
    </style:style>
    <style:style style:name="T7" style:family="text">
      <style:text-properties officeooo:rsid="001b38d5"/>
    </style:style>
    <style:style style:name="T8" style:family="text">
      <style:text-properties officeooo:rsid="001d5a80"/>
    </style:style>
    <style:style style:name="T9" style:family="text">
      <style:text-properties officeooo:rsid="00158432"/>
    </style:style>
    <style:style style:name="T10" style:family="text">
      <style:text-properties officeooo:rsid="001f0fdc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7">GCCSA Survey App</text:p>
      <text:p text:style-name="P15"/>
      <text:p text:style-name="P18">Overview</text:p>
      <text:p text:style-name="P1"/>
      <text:p text:style-name="P8">An app is needed<text:span text:style-name="T3"> for filling out a form for household information. <text:s/></text:span>Model<text:span text:style-name="T3"> definitions </text:span>are defined<text:span text:style-name="T3"> <text:s/>(but not tested). <text:s/>There will be multiple steps to filling out the form: intro, fill out the form, verify/confirm the data, submit. <text:s/>The form has one-to-many relationships. <text:s/>For example, first part of the form is to fill out an address. <text:s/>The next part is to fill out names of people that live at the address so there needs to be a way to add entries.</text:span></text:p>
      <text:p text:style-name="P1"/>
      <text:p text:style-name="P3">A key part is that data needs to be validated. <text:s/>For example, phone numbers need to look like phone numbers, etc. <text:s/>There a few places where if field X is true then field Y cannot be blank, <text:span text:style-name="T6">or other things like that</text:span></text:p>
      <text:p text:style-name="P1"/>
      <text:p text:style-name="P19">Primary goals</text:p>
      <text:p text:style-name="P2"><text:span text:style-name="T1">--u</text:span>se built-in django form and model functionality as much as possible <text:span text:style-name="T1">for validation</text:span></text:p>
      <text:p text:style-name="P2">--<text:span text:style-name="T1">if needed, use existing modules for validation (e.g. localflavor) rather than custom written code</text:span></text:p>
      <text:p text:style-name="P2">--<text:span text:style-name="T1">structured such that it is easy to add/alter fields or models</text:span></text:p>
      <text:p text:style-name="P2"/>
      <text:p text:style-name="P20">Feature Requirements</text:p>
      <text:p text:style-name="P6">--multiple languages, <text:span text:style-name="T7">using django translation: https://docs.djangoproject.com/en/1.10/topics/i18n/translation/</text:span></text:p>
      <text:p text:style-name="P4">--final review button</text:p>
      <text:p text:style-name="P4">--<text:span text:style-name="T4">verbose name and help text defined (language dependent)</text:span></text:p>
      <text:p text:style-name="P4">--<text:span text:style-name="T7">read config params from json file</text:span></text:p>
      <text:p text:style-name="P4">--<text:span text:style-name="T7">when reading org file, compare org.org_symbol to org_symbol var. <text:s/>They need to match</text:span></text:p>
      <text:p text:style-name="P4"/>
      <text:p text:style-name="P21">Data Model Overview</text:p>
      <text:p text:style-name="P8">The data represents a household, a head of household and members of the household. <text:s/>There will always be one household and one head of household. <text:s/>There can be multiple household members, both adults and children. <text:s/>The head of household data is a superset of household member data. <text:s/>Therefore there is a household member model as well as a head of household model; <text:s/>head of household members will have entries in both. <text:s/>Regular members will have just an entry in the household member model.</text:p>
      <text:p text:style-name="P8"/>
      <text:p text:style-name="P8">There is also significant info to collect per member; and even more data to <text:s/>collect if the member is an adult. <text:s/>The data is separated into different models just for ease of use.</text:p>
      <text:p text:style-name="P8"/>
      <text:p text:style-name="P20">UI Workflow</text:p>
      <text:p text:style-name="P20"/>
      <text:p text:style-name="P25">General</text:p>
      <text:p text:style-name="P35">Every page should have a header logo on the top left and and language selection on the top right. <text:s/><text:span text:style-name="T5"><text:s/>Group fields appropriately. <text:s/>Use code similar to the code mentioned in http://stackoverflow.com/questions/10366745/django-form-field-grouping</text:span></text:p>
      <text:p text:style-name="P39">Data should be well validated. <text:s/>Use field characteristics and comments in model</text:p>
      <text:p text:style-name="P36"/>
      <text:p text:style-name="P26"/>
      <text:p text:style-name="P22"><text:span text:style-name="T2">Intro</text:span> page</text:p>
      <text:p text:style-name="P7"><text:soft-page-break/>An intro page showing <text:s/>general info<text:span text:style-name="T2">rmation</text:span> about the program. <text:s/><text:span text:style-name="T8">See image intro_page.jpg. <text:s/>Marked controls:</text:span></text:p>
      <text:list xml:id="list1672195143963159524" text:style-name="L1">
        <text:list-item>
          <text:p text:style-name="P27">1. header logo from the json <text:span text:style-name="T9">{org.[org_product].survey.</text:span>header_logo} <text:s/>File will be stored in org_info/[org]/img/</text:p>
        </text:list-item>
        <text:list-item>
          <text:p text:style-name="P27">2. language optinos. <text:s/>Not sure yet where the options come from. <text:s/>If it is easy to read from django settings/files, that would be ideal</text:p>
        </text:list-item>
        <text:list-item>
          <text:p text:style-name="P27">3. title, read from <text:span text:style-name="T9">{org.[org_product].survey.</text:span>title}</text:p>
        </text:list-item>
        <text:list-item>
          <text:p text:style-name="P27">4. about info, read from <text:span text:style-name="T9">{org.[org_product].survey.</text:span>about_info}</text:p>
        </text:list-item>
      </text:list>
      <text:p text:style-name="P4"/>
      <text:p text:style-name="P23">Requirements Page</text:p>
      <text:p text:style-name="P9">If <text:span text:style-name="T7">{org.[org_symbol].[org_product].survey.requirements_file} is set </text:span>then a requirements page should show. <text:s/><text:span text:style-name="T8">The layout is the same as the about page, except:</text:span></text:p>
      <text:list xml:id="list1955244715012674417" text:style-name="L2">
        <text:list-item>
          <text:p text:style-name="P28">show “requirements” instead of title</text:p>
        </text:list-item>
        <text:list-item>
          <text:p text:style-name="P28">show [org_product].survey.requirements_file} info instaed of about info.</text:p>
        </text:list-item>
        <text:list-item>
          <text:p text:style-name="P28">Include a checkbox with “I understand the requirements” <text:s/>next to the <text:s/>Continue button. <text:s/>Continue button is disabled unless the checkbox is marked.</text:p>
        </text:list-item>
      </text:list>
      <text:p text:style-name="P8"/>
      <text:p text:style-name="P29"><text:span text:style-name="T10">Head of Household Page</text:span></text:p>
      <text:p text:style-name="P32">This page collects head of household information. <text:s/><text:span text:style-name="T10">See head_of_household_page.jpg</text:span></text:p>
      <text:p text:style-name="P30"/>
      <text:p text:style-name="P29">Household Page</text:p>
      <text:p text:style-name="P8">This page collects top level household <text:s/><text:span text:style-name="T10">and referral </text:span>information. <text:s/><text:span text:style-name="T10">See household_page.jpg. <text:s/></text:span>Data for the following models should be collected on this page:</text:p>
      <text:p text:style-name="P8">--Household</text:p>
      <text:p text:style-name="P10">--HouseholdReferral</text:p>
      <text:p text:style-name="P10"/>
      <text:p text:style-name="P37"/>
      <text:p text:style-name="P24">Household Member <text:span text:style-name="T10">List</text:span> Page</text:p>
      <text:p text:style-name="P11">This should be a page that lists all members of the household <text:span text:style-name="T5">and allows adding members</text:span>. <text:s/><text:span text:style-name="T10">See household_add_members_list.jpg. </text:span>It should be a list with the head of household listed. <text:s/>Columns should be first name, last name, birth date <text:span text:style-name="T10">and relationship</text:span>. <text:s/><text:span text:style-name="T10">Head of household should be the first person on the list, and there should not be a delete button for that row. <text:s/></text:span>There should be an “Add” button right next to the table to add names. <text:s/>Then a button named “All household members listed; go to next step”. <text:s/><text:span text:style-name="T10">For every new member added there should be a delete button</text:span></text:p>
      <text:p text:style-name="P11"/>
      <text:p text:style-name="P11">The add button should bring up a dialog to enter first name, last name and birth date.</text:p>
      <text:p text:style-name="P11"/>
      <text:p text:style-name="P31">Household Member <text:span text:style-name="T10">Add</text:span> Page</text:p>
      <text:p text:style-name="P40">See household_member_add.jpg. <text:s/>It collects initial information about members. <text:s/>There should be an add button that will add the member to the list then return to the member list page</text:p>
      <text:p text:style-name="P34"/>
      <text:p text:style-name="P24">Household Member Collection Page</text:p>
      <text:p text:style-name="P11">This page will be shown multiple times, one for each household member <text:span text:style-name="T10">that was added</text:span>. <text:s/><text:span text:style-name="T10">See <text:s/>household_member_info.jpg. <text:s/>Go through the list of people entered in the household members page. <text:s/>Cycle through the people in order of ascending birth date, so oldest people first.</text:span></text:p>
      <text:p text:style-name="P11"/>
      <text:p text:style-name="P13">This page should have 2 sections:</text:p>
      <text:p text:style-name="P12">--<text:span text:style-name="T5">Household member </text:span>basic info (covers <text:span text:style-name="T2">HouseholdMember </text:span>data)</text:p>
      <text:p text:style-name="P13"><text:soft-page-break/>--Household member demographics (covers <text:span text:style-name="T4">HouseholdMemberDemographics </text:span>data)</text:p>
      <text:p text:style-name="P13">If the <text:s/>member is over 18 years old:</text:p>
      <text:p text:style-name="P13">--Household member income ( covers <text:span text:style-name="T4">HouseholdMemberIncome</text:span>)</text:p>
      <text:p text:style-name="P12"/>
      <text:p text:style-name="P13">The page should have a “Next” button if there is another user and a “Verify Info” button if they are on the last user.</text:p>
      <text:p text:style-name="P13"/>
      <text:p text:style-name="P13"><text:span text:style-name="T11">Verify Info Page</text:span></text:p>
      <text:p text:style-name="P13">The final page should show all of the info in a clean format in a scrollable window on the right two-thirds of the screen. <text:s/>The left third of the screen should be a list of checkboxes. <text:s/>Something like this:</text:p>
      <text:p text:style-name="P13">“I confirm the following:” then these checkboxes:</text:p>
      <text:p text:style-name="P13"/>
      <text:p text:style-name="P14">1. I attest the information provided in this application is true and correct to the best of my knowledge and</text:p>
      <text:p text:style-name="P14">belief.</text:p>
      <text:p text:style-name="P14">2. I understand that no more than three (3) attempts (via phone) will be made by a GCCSA representative to schedule an appointment for GCCSA services plan.</text:p>
      <text:p text:style-name="P14">3. I understand my household income will be annualized, at the time of the submitted application, based on pre-established agency procedures and the Texas Administrative Code (TAC).</text:p>
      <text:p text:style-name="P14">4. I understand I may appeal a denial of eligibility, amount of assistance received or a delay of service(s).</text:p>
      <text:p text:style-name="P14">5. I authorize the Texas Department of Housing and Community Affairs and its contracted agencies to</text:p>
      <text:p text:style-name="P14">solicit/verify information provided on this application.</text:p>
      <text:p text:style-name="P14">6. I understand that completion and submission of this application does not guarantee services.</text:p>
      <text:p text:style-name="P14">7. I understand that I am responsible for providing copies of support documentation. GCCSA does not make copies of documentation.</text:p>
      <text:p text:style-name="P14">8. I understand that after one year, a request for my application documents will be subject to the policy and procedures as outlined in the Open Records Request, and may require a fee for service.</text:p>
      <text:p text:style-name="P14">9. I AM AWARE THAT I AM SUBJECT TO PROSECUTION AND/OR FINES UP TO $10,000 FOR</text:p>
      <text:p text:style-name="P14">PROVIDING FALSE OR FRAUDULENT INFORMATION. Title 18, Section 1001 of the U.S. Code makes it a criminal offense to make willful false statements or misrepresentation to any department or agency in the United States as to any matter within its jurisdiction.</text:p>
      <text:p text:style-name="P16"/>
      <text:p text:style-name="P14">Design considerations</text:p>
      <text:p text:style-name="P14">--Wherever possible, specify validation requirements within models.py</text:p>
      <text:p text:style-name="P14">--Validate with js when possible, so that calls are not made to server unless data is known to be good (may conflict with putting validation info in models.py)</text:p>
      <text:p text:style-name="P14">--Put text into strings and in specific language files; <text:s/>then just load the appropriate language file</text:p>
      <text:p text:style-name="P14">--about and requirements should be separate files, language based, <text:span text:style-name="T7">in org_info/[org_symbol]/tpl</text:span></text:p>
      <text:p text:style-name="P14">--try to group field info together; <text:s/>make it “easy” to add or delete fields</text:p>
      <text:p text:style-name="P14">– <text:span text:style-name="T7">config json file is in org_info/[org_symbol]/config.json. <text:s/>The key data is in org.[org_symbol].[org_product].surv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0:45:14.428779431</meta:creation-date>
    <dc:date>2017-03-01T15:17:19.307993951</dc:date>
    <meta:editing-duration>PT23H32M3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73" meta:word-count="1192" meta:character-count="7450" meta:non-whitespace-character-count="6302"/>
  </office:meta>
</office:document-meta>
</file>